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measure" style:list-style-name="L1">
      <style:graphic-properties draw:marker-start="Arrow_20_concave" draw:marker-end="Arrow_20_concave" draw:fill="solid" draw:fill-color="#729fcf" draw:textarea-vertical-align="middle" draw:line-distance="0.949cm"/>
    </style:style>
    <style:style style:name="gr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059cm" fo:min-width="0.594cm"/>
    </style:style>
    <style:style style:name="gr8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41cm" fo:min-width="0.7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0.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0.3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0.4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0.4cm"/>
    </style:style>
    <style:style style:name="gr13" style:family="graphic" style:parent-style-name="standard">
      <style:graphic-properties draw:stroke="none" draw:fill="none" fo:min-height="0.6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0.3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0.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0.427cm"/>
    </style:style>
    <style:style style:name="gr18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hatch-name="Black_20_45_20_Degrees"/>
      <style:paragraph-properties fo:text-align="center"/>
    </style:style>
    <style:style style:name="P7" style:family="paragraph">
      <loext:graphic-properties draw:fill="none" draw:fill-color="#ffffff"/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text-properties style:font-name="Bitstream Charter" fo:font-size="10p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Bitstream Charter" fo:font-size="10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788cm" svg:y1="1.26cm" svg:x2="1.788cm" svg:y2="4.244cm">
          <text:p/>
        </draw:line>
        <draw:line draw:style-name="gr1" draw:text-style-name="P1" draw:layer="layout" svg:x1="1.788cm" svg:y1="4.226cm" svg:x2="6.9cm" svg:y2="4.226cm">
          <text:p/>
        </draw:line>
        <draw:line draw:style-name="gr2" draw:text-style-name="P1" draw:layer="layout" svg:x1="1.801cm" svg:y1="4.218cm" svg:x2="3.425cm" svg:y2="3.228cm">
          <text:p/>
        </draw:line>
        <draw:line draw:style-name="gr2" draw:text-style-name="P1" draw:layer="layout" svg:x1="3.424cm" svg:y1="3.214cm" svg:x2="6.36cm" svg:y2="4.224cm">
          <text:p/>
        </draw:line>
        <draw:custom-shape draw:style-name="gr3" draw:text-style-name="P2" draw:layer="layout" svg:width="0.359cm" svg:height="0.358cm" svg:x="1.609cm" svg:y="4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99cm" svg:height="0.199cm" svg:x="1.691cm" svg:y="4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59cm" svg:height="0.359cm" svg:x="3.239cm" svg:y="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98cm" svg:height="0.198cm" svg:x="3.321cm" svg:y="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59cm" svg:height="0.359cm" svg:x="6.155cm" svg:y="4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98cm" svg:height="0.198cm" svg:x="6.237cm" svg:y="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61cm" svg:height="0.16cm" svg:x="4.723cm" svg:y="3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6" draw:text-style-name="P5" draw:layer="measurelines" svg:x1="6.347cm" svg:y1="4.224cm" svg:x2="4.799cm" svg:y2="3.679cm">
          <text:p text:style-name="P4"/>
          <text:p text:style-name="P4"><text:span text:style-name="T1"/></text:p>
        </draw:measure>
        <draw:custom-shape draw:style-name="gr7" draw:text-style-name="P6" draw:layer="layout" svg:width="1.094cm" svg:height="0.309cm" svg:x="4.859cm" svg:y="4.2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09cm" svg:height="0.491cm" svg:x="1.198cm" svg:y="4.6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19cm" svg:y1="4.609cm" svg:x2="2.415cm" svg:y2="4.609cm">
          <text:p/>
        </draw:line>
        <draw:line draw:style-name="gr2" draw:text-style-name="P1" draw:layer="layout" svg:x1="1.664cm" svg:y1="4.34cm" svg:x2="1.419cm" svg:y2="4.61cm">
          <text:p/>
        </draw:line>
        <draw:line draw:style-name="gr2" draw:text-style-name="P1" draw:layer="layout" svg:x1="1.917cm" svg:y1="4.347cm" svg:x2="2.17cm" svg:y2="4.6cm">
          <text:p/>
        </draw:line>
        <draw:frame draw:style-name="gr9" draw:text-style-name="P7" draw:layer="layout" svg:width="0.84cm" svg:height="0.894cm" svg:x="1.282cm" svg:y="1cm">
          <draw:text-box>
            <text:p><text:span text:style-name="T2">y</text:span></text:p>
          </draw:text-box>
        </draw:frame>
        <draw:frame draw:style-name="gr10" draw:text-style-name="P7" draw:layer="layout" svg:width="0.846cm" svg:height="0.894cm" svg:x="6.374cm" svg:y="4.058cm">
          <draw:text-box>
            <text:p><text:span text:style-name="T2">x</text:span></text:p>
          </draw:text-box>
        </draw:frame>
        <draw:frame draw:style-name="gr11" draw:text-style-name="P7" draw:layer="layout" svg:width="0.948cm" svg:height="0.894cm" svg:x="1.142cm" svg:y="3.593cm">
          <draw:text-box>
            <text:p><text:span text:style-name="T2">O</text:span></text:p>
          </draw:text-box>
        </draw:frame>
        <draw:frame draw:style-name="gr12" draw:text-style-name="P7" draw:layer="layout" svg:width="0.9cm" svg:height="0.894cm" svg:x="3.079cm" svg:y="2.491cm">
          <draw:text-box>
            <text:p><text:span text:style-name="T2">A</text:span></text:p>
          </draw:text-box>
        </draw:frame>
        <draw:frame draw:style-name="gr13" draw:text-style-name="P8" draw:layer="layout" svg:width="0.575cm" svg:height="0.895cm" svg:x="4.485cm" svg:y="3.044cm">
          <draw:text-box>
            <text:p><text:span text:style-name="T2">M</text:span></text:p>
          </draw:text-box>
        </draw:frame>
        <draw:frame draw:style-name="gr14" draw:text-style-name="P7" draw:layer="layout" svg:width="0.894cm" svg:height="0.892cm" svg:x="5.952cm" svg:y="3.476cm">
          <draw:text-box>
            <text:p><text:span text:style-name="T2">B</text:span></text:p>
          </draw:text-box>
        </draw:frame>
        <draw:frame draw:style-name="gr15" draw:text-style-name="P7" draw:layer="layout" svg:width="0.83cm" svg:height="0.895cm" draw:transform="rotate (-0.222180413778879) translate (5.103cm 4.269cm)">
          <draw:text-box>
            <text:p><text:span text:style-name="T2">z</text:span></text:p>
          </draw:text-box>
        </draw:frame>
        <draw:frame draw:style-name="gr16" draw:text-style-name="P7" draw:layer="layout" svg:width="0.81cm" svg:height="0.893cm" draw:transform="rotate (0.239284640448423) translate (2.167cm 3.175cm)">
          <draw:text-box>
            <text:p><text:span text:style-name="T2">r</text:span></text:p>
          </draw:text-box>
        </draw:frame>
        <draw:frame draw:style-name="gr17" draw:text-style-name="P7" draw:layer="layout" svg:width="0.927cm" svg:height="0.894cm" svg:x="2.918cm" svg:y="3.442cm">
          <draw:text-box>
            <text:p><text:span text:style-name="T2">φ</text:span></text:p>
          </draw:text-box>
        </draw:frame>
        <draw:circle draw:style-name="gr18" draw:text-style-name="P9" draw:layer="layout" svg:width="2.765cm" svg:height="2.765cm" svg:x="0.251cm" svg:y="2.682cm" draw:kind="arc" draw:start-angle="352.12" draw:end-angle="22.5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marker draw:name="Square_20_45" draw:display-name="Square 45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33:41.835934880</meta:creation-date>
    <dc:date>2017-06-26T15:02:18.771069466</dc:date>
    <meta:editing-duration>PT25M12S</meta:editing-duration>
    <meta:editing-cycles>10</meta:editing-cycles>
    <meta:generator>LibreOffice/5.1.6.2$Linux_X86_64 LibreOffice_project/10m0$Build-2</meta:generator>
    <meta:document-statistic meta:object-count="27"/>
  </office:meta>
</office:document-meta>
</file>